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Prime" svg:font-family="Prime"/>
    <style:font-face style:name="Lucida Sans1" svg:font-family="'Lucida Sans'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2.639cm"/>
    </style:style>
    <style:style style:name="Table1.B" style:family="table-column">
      <style:table-column-properties style:column-width="13.645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officeooo:paragraph-rsid="000d830b"/>
    </style:style>
    <style:style style:name="P3" style:family="paragraph" style:parent-style-name="Standard">
      <style:paragraph-properties fo:text-align="start" style:justify-single-word="false"/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5" style:family="paragraph" style:parent-style-name="Text_20_body">
      <style:text-properties style:font-name="Arial1"/>
    </style:style>
    <style:style style:name="P6" style:family="paragraph" style:parent-style-name="Text_20_body" style:list-style-name="L3">
      <style:paragraph-properties fo:text-align="start" style:justify-single-word="false"/>
      <style:text-properties style:font-name="Arial1"/>
    </style:style>
    <style:style style:name="P7" style:family="paragraph" style:parent-style-name="Text_20_body">
      <style:text-properties style:font-name="Arial1" fo:font-weight="bold" style:font-weight-asian="bold" style:font-weight-complex="bold"/>
    </style:style>
    <style:style style:name="P8" style:family="paragraph" style:parent-style-name="Text_20_body" style:list-style-name="L12">
      <style:text-properties style:font-name="Arial1" fo:font-size="11pt" fo:font-weight="bold" officeooo:paragraph-rsid="000c6030" style:font-size-asian="11pt" style:font-weight-asian="bold" style:font-size-complex="11pt" style:font-weight-complex="bold"/>
    </style:style>
    <style:style style:name="P9" style:family="paragraph" style:parent-style-name="Text_20_body" style:list-style-name="L5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Arial1" fo:font-size="11pt" style:font-size-asian="11pt" style:font-size-complex="11pt"/>
    </style:style>
    <style:style style:name="P11" style:family="paragraph" style:parent-style-name="Text_20_body">
      <style:text-properties style:font-name="Arial1" fo:font-size="11pt" officeooo:paragraph-rsid="000c6030" style:font-size-asian="11pt" style:font-size-complex="11pt"/>
    </style:style>
    <style:style style:name="P12" style:family="paragraph" style:parent-style-name="Text_20_body">
      <style:text-properties style:font-name="Arial1" officeooo:paragraph-rsid="000c6030"/>
    </style:style>
    <style:style style:name="P13" style:family="paragraph" style:parent-style-name="Text_20_body" style:list-style-name="L3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14" style:family="paragraph" style:parent-style-name="Text_20_body" style:list-style-name="L3">
      <style:paragraph-properties fo:text-align="start" style:justify-single-word="false"/>
      <style:text-properties style:font-name="Arial1" fo:font-size="12pt" officeooo:paragraph-rsid="00191c78" style:font-size-asian="12pt" style:font-size-complex="12pt"/>
    </style:style>
    <style:style style:name="P15" style:family="paragraph" style:parent-style-name="Text_20_body" style:list-style-name="L5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7">
      <style:paragraph-properties fo:text-align="start" style:justify-single-word="false"/>
      <style:text-properties style:font-name="Arial1" fo:font-size="12pt" fo:font-weight="bold" officeooo:rsid="001784e4" officeooo:paragraph-rsid="001784e4" style:font-size-asian="12pt" style:font-weight-asian="bold" style:font-size-complex="12pt" style:font-weight-complex="bold"/>
    </style:style>
    <style:style style:name="P17" style:family="paragraph" style:parent-style-name="Text_20_body" style:list-style-name="L10">
      <style:text-properties style:font-name="Arial1" fo:font-size="12pt" fo:font-weight="bold" officeooo:paragraph-rsid="000c6030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38%" fo:text-align="justify" style:justify-single-word="false"/>
      <style:text-properties style:font-name="Arial1"/>
    </style:style>
    <style:style style:name="P19" style:family="paragraph" style:parent-style-name="Text_20_body">
      <style:text-properties style:font-name="Arial1" officeooo:paragraph-rsid="00191c78"/>
    </style:style>
    <style:style style:name="P2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/>
    </style:style>
    <style:style style:name="P21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Arial1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91c78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1c78" officeooo:paragraph-rsid="00191c78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1c78" officeooo:paragraph-rsid="00191c78" style:text-blinking="false" fo:background-color="transparent"/>
    </style:style>
    <style:style style:name="P30" style:family="paragraph" style:parent-style-name="Heading_20_2">
      <style:paragraph-properties fo:margin-top="0.635cm" fo:margin-bottom="0.141cm" loext:contextual-spacing="false" fo:line-height="138%" fo:text-align="justify" style:justify-single-word="false" style:writing-mode="lr-tb"/>
      <style:text-properties style:font-name="Arial1" fo:font-size="11pt" style:font-size-asian="11pt" style:font-size-complex="11pt"/>
    </style:style>
    <style:style style:name="P31" style:family="paragraph" style:parent-style-name="Heading_20_2">
      <style:paragraph-properties fo:margin-top="0.635cm" fo:margin-bottom="0.141cm" loext:contextual-spacing="false" fo:line-height="138%" fo:text-align="justify" style:justify-single-word="false" style:writing-mode="lr-tb"/>
      <style:text-properties style:font-name="Arial1" fo:font-size="11pt" officeooo:paragraph-rsid="00114d02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15e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84e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f8cf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784e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f8cf7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784e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f3de1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91c78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f8cf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b15e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784e4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officeooo:rsid="000f8cf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officeooo:rsid="001784e4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14d02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f3de1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91c78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31" style:family="text">
      <style:text-properties fo:font-weight="bold" officeooo:rsid="000b15e8" style:font-weight-asian="bold" style:font-weight-complex="bold"/>
    </style:style>
    <style:style style:name="T32" style:family="text">
      <style:text-properties fo:font-weight="bold" officeooo:rsid="00191c78" style:font-weight-asian="bold" style:font-weight-complex="bold"/>
    </style:style>
    <style:style style:name="T33" style:family="text">
      <style:text-properties fo:font-size="11pt" officeooo:rsid="000f8cf7" style:font-size-asian="9.60000038146973pt" style:font-size-complex="11pt"/>
    </style:style>
    <style:style style:name="T34" style:family="text">
      <style:text-properties fo:font-size="11pt" officeooo:rsid="00114d02" style:font-size-asian="9.60000038146973pt" style:font-size-complex="11pt"/>
    </style:style>
    <style:style style:name="T35" style:family="text">
      <style:text-properties fo:font-size="11pt" officeooo:rsid="00191c78" style:font-size-asian="9.60000038146973pt" style:font-size-complex="11pt"/>
    </style:style>
    <style:style style:name="T36" style:family="text">
      <style:text-properties fo:font-size="11pt" fo:font-weight="bold" officeooo:rsid="000f8cf7" style:font-size-asian="9.60000038146973pt" style:font-weight-asian="bold" style:font-size-complex="11pt" style:font-weight-complex="bold"/>
    </style:style>
    <style:style style:name="T37" style:family="text">
      <style:text-properties fo:font-size="11pt" fo:font-weight="bold" officeooo:rsid="001784e4" style:font-size-asian="9.60000038146973pt" style:font-weight-asian="bold" style:font-size-complex="11pt" style:font-weight-complex="bold"/>
    </style:style>
    <style:style style:name="T38" style:family="text">
      <style:text-properties fo:font-size="11pt" fo:font-weight="normal" officeooo:rsid="0012b04a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12ed1d" style:font-size-asian="9.60000038146973pt" style:font-weight-asian="normal" style:font-size-complex="11pt" style:font-weight-complex="normal"/>
    </style:style>
    <style:style style:name="T40" style:family="text">
      <style:text-properties fo:font-size="11pt" fo:font-weight="normal" officeooo:rsid="0014c617" style:font-size-asian="9.60000038146973pt" style:font-weight-asian="normal" style:font-size-complex="11pt" style:font-weight-complex="normal"/>
    </style:style>
    <style:style style:name="T41" style:family="text">
      <style:text-properties fo:font-size="11pt" fo:font-weight="normal" officeooo:rsid="00191c78" style:font-size-asian="9.60000038146973pt" style:font-weight-asian="normal" style:font-size-complex="11pt" style:font-weight-complex="normal"/>
    </style:style>
    <style:style style:name="T42" style:family="text">
      <style:text-properties fo:font-size="11pt" fo:font-weight="normal" officeooo:rsid="001784e4" style:font-size-asian="9.60000038146973pt" style:font-weight-asian="normal" style:font-size-complex="11pt" style:font-weight-complex="normal"/>
    </style:style>
    <style:style style:name="T43" style:family="text">
      <style:text-properties fo:font-size="11pt" fo:font-weight="normal" officeooo:rsid="00166aa7" style:font-size-asian="9.60000038146973pt" style:font-weight-asian="normal" style:font-size-complex="11pt" style:font-weight-complex="normal"/>
    </style:style>
    <style:style style:name="T44" style:family="text">
      <style:text-properties officeooo:rsid="000cf2fc"/>
    </style:style>
    <style:style style:name="T45" style:family="text">
      <style:text-properties style:font-name="Arial1"/>
    </style:style>
    <style:style style:name="T46" style:family="text">
      <style:text-properties style:font-name="Arial1" fo:font-size="11pt" officeooo:rsid="000f8cf7" style:font-size-asian="9.60000038146973pt" style:font-size-complex="11pt"/>
    </style:style>
    <style:style style:name="T47" style:family="text">
      <style:text-properties style:font-name="Arial1" fo:font-size="11pt" officeooo:rsid="00114d02" style:font-size-asian="9.60000038146973pt" style:font-size-complex="11pt"/>
    </style:style>
    <style:style style:name="T48" style:family="text">
      <style:text-properties style:font-name="Arial1" fo:font-size="11pt" officeooo:rsid="00191c78" style:font-size-asian="9.60000038146973pt" style:font-size-complex="11pt"/>
    </style:style>
    <style:style style:name="T49" style:family="text">
      <style:text-properties style:font-name="Arial1" fo:font-size="11pt" fo:font-weight="bold" officeooo:rsid="000f8cf7" style:font-size-asian="9.60000038146973pt" style:font-weight-asian="bold" style:font-size-complex="11pt" style:font-weight-complex="bold"/>
    </style:style>
    <style:style style:name="T50" style:family="text">
      <style:text-properties style:font-name="Arial1" fo:font-size="11pt" fo:font-weight="bold" officeooo:rsid="001784e4" style:font-size-asian="9.60000038146973pt" style:font-weight-asian="bold" style:font-size-complex="11pt" style:font-weight-complex="bold"/>
    </style:style>
    <style:style style:name="T51" style:family="text">
      <style:text-properties style:font-name="Arial1" fo:font-size="11pt" fo:font-weight="normal" officeooo:rsid="0012b04a" style:font-size-asian="9.60000038146973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12ed1d" style:font-size-asian="9.60000038146973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14c617" style:font-size-asian="9.60000038146973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166aa7" style:font-size-asian="9.60000038146973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1784e4" style:font-size-asian="9.60000038146973pt" style:font-weight-asian="normal" style:font-size-complex="11pt" style:font-weight-complex="normal"/>
    </style:style>
    <style:style style:name="T56" style:family="text">
      <style:text-properties style:font-name="Arial1" fo:font-size="11pt" fo:font-weight="normal" officeooo:rsid="00191c78" style:font-size-asian="9.60000038146973pt" style:font-weight-asian="normal" style:font-size-complex="11pt" style:font-weight-complex="normal"/>
    </style:style>
    <style:style style:name="T57" style:family="text">
      <style:text-properties style:font-name="Arial1" officeooo:rsid="00191c78"/>
    </style:style>
    <style:style style:name="T58" style:family="text">
      <style:text-properties style:font-name="Arial1" fo:font-weight="bold" officeooo:rsid="00191c78" style:font-weight-asian="bold" style:font-weight-complex="bold"/>
    </style:style>
    <style:style style:name="T59" style:family="text">
      <style:text-properties officeooo:rsid="000f3de1"/>
    </style:style>
    <style:style style:name="T60" style:family="text">
      <style:text-properties officeooo:rsid="000f8cf7"/>
    </style:style>
    <style:style style:name="T61" style:family="text">
      <style:text-properties officeooo:rsid="001784e4"/>
    </style:style>
    <style:style style:name="T62" style:family="text">
      <style:text-properties officeooo:rsid="00191c78"/>
    </style:style>
    <style:style style:name="T63" style:family="text">
      <style:text-properties officeooo:rsid="0019c5b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1">IAtro: </text:span><text:bookmark text:name="docs-internal-guid-7a44cfc1-dfd6-5628-e7c0-3fc099407e7c"/><text:span text:style-name="T14">Sistema de estímulo à comunicação para Autistas com o uso de Chatbots</text:span> </text:p>
      <text:p text:style-name="P1"/>
      <text:list xml:id="list1429291969" text:style-name="L3">
        <text:list-header>
          <text:p text:style-name="P6"><text:span text:style-name="T17"/></text:p>
          <text:p text:style-name="P13"><text:span text:style-name="T28">1 </text:span><text:span text:style-name="T29">INTRODUÇÃO</text:span></text:p>
        </text:list-header>
      </text:list>
      <text:p text:style-name="P7"/>
      <text:p text:style-name="P23"><text:span text:style-name="T19"><text:tab/>O autismo é uma desordem do desenvolvimento neural caracterizada por uma interação social e uma comunicação verbal e não-verbal reduzidas. Globalmente, é estimado que o autismo afeta 24,8 milhões de pessoas, pelos dados de 2015 </text:span><text:span text:style-name="T16">[1]</text:span><text:span text:style-name="T19">. Indivíduos com a desordem do espectro autista apresentam, geralmente, habilidades cognitivas reduzidas em relação aos indivíduos sem a desordem. Essas habilidades podem evoluir em autismo. Por isso, o uso de Chatbots, como o IBM Watson, que pode lidar com usuários que possuam diferentes níveis de cognição, pode ser utilizado em aplicações terapêuticas.</text:span></text:p>
      <text:p text:style-name="P23"><text:span text:style-name="T19"><text:tab/>A intervenção terapêutica proposta seria a possibilidade de o paciente com o espectro poder dialogar com um Chatbot e permitir a coleta de dados após a conversa, além de treinar as habilidades cognitivas do paciente. Os dados coletados serviriam para um médico especialista analisar e conduzir melhor o tratamento. </text:span></text:p>
      <text:p text:style-name="P23"><text:span text:style-name="T19"><text:tab/>Dado o aumento da incidência do Transtorno do Espectro Autista em países como os Estados Unidos, como revela os dados da CDC (Centers for Disease Control and Prevention) </text:span><text:span text:style-name="T16">[2]</text:span><text:span text:style-name="T19">, e a posição elevada do Brasil na lista dos países com maior incidência desse transtorno </text:span><text:span text:style-name="T16">[3]</text:span><text:span text:style-name="T19">, mostram-se cada vez mais necessárias intervenções terapêuticas em relação aos indivíduos com o espectro. </text:span></text:p>
      <text:p text:style-name="P3"/>
      <text:p text:style-name="P4"><text:tab/><text:span text:style-name="T59">1.1 Delimitação do estudo</text:span></text:p>
      <text:p text:style-name="P3"/>
      <text:p text:style-name="P18"><text:tab/><text:span text:style-name="T33">O projeto terá como foco o TEA (Transtorno do Espectro Autista) leve, </text:span><text:span text:style-name="T35">classificado</text:span><text:span text:style-name="T33"> </text:span><text:span text:style-name="T34">pelo Diagnostic and Statistical Manual of Mental Disorders </text:span><text:span text:style-name="T36">[4]. </text:span><text:span text:style-name="T38">Níveis mais elevados de TEA </text:span><text:span text:style-name="T39">não serão </text:span><text:span text:style-name="T40">defrontrados a fim</text:span><text:span text:style-name="T39"> </text:span><text:span text:style-name="T40">de </text:span><text:span text:style-name="T41">se </text:span><text:span text:style-name="T39">evitar possíveis </text:span><text:span text:style-name="T40">complicações com</text:span><text:span text:style-name="T39"> </text:span><text:span text:style-name="T40">os indivíduos portadores.</text:span></text:p>
      <text:p text:style-name="P18"><text:span text:style-name="T38"><text:tab/></text:span><text:span text:style-name="T39">A idade recomendada dos usuários com o transtorno </text:span><text:span text:style-name="T40">será cerca de 5 a 18 anos de idade. A idade inicial recomendada se dá pelo possível nível de desenvolvimento linguístico adquirido pelo paciente suficiente para manter uma conversa por texto </text:span><text:span text:style-name="T37">[5]</text:span><text:span text:style-name="T42"> </text:span><text:span text:style-name="T43">e a possibilidade de um diagnóstico de autismo </text:span><text:span text:style-name="T37">[6]</text:span><text:span text:style-name="T40">. </text:span></text:p>
      <text:list xml:id="list971803183" text:style-name="L5">
        <text:list-header>
          <text:p text:style-name="P9"><text:span text:style-name="T22"/></text:p>
          <text:p text:style-name="P15"><text:bookmark text:name="docs-internal-guid-7a44cfc1-dfd7-feac-e9e0-aee96026a302"/><text:span text:style-name="T23">1.2 </text:span><text:span text:style-name="T22">Objetivo Geral</text:span></text:p>
        </text:list-header>
      </text:list>
      <text:p text:style-name="P5"/>
      <text:p text:style-name="P24">O objetivo deste trabalho é o de implementar o Software de um Chatbot que seja capaz de interagir com indivíduos com autismo, tendo o intuito de possibilitar a execução de tratamentos de forma mais efetiva, bem como a coleta de dados da interação para posterior análise.</text:p>
      <text:p text:style-name="P3"/>
      <text:p text:style-name="P3"/>
      <text:p text:style-name="P3"/>
      <text:p text:style-name="P3"/>
      <text:list xml:id="list3321442351" text:style-name="L7">
        <text:list-header>
          <text:p text:style-name="P16"><text:soft-page-break/><text:span text:style-name="T22">1.3 Metodologia de execução e de análise dos resultados</text:span></text:p>
        </text:list-header>
      </text:list>
      <text:p text:style-name="P5"/>
      <text:p text:style-name="P23"><text:span text:style-name="T19"><text:tab/>O projeto será executado com o auxílio profissional de especialistas de instituições de saúde como a APAE (Associação de Pais e Amigos Excepcionais) e possíveis entrevistas com outros profissionais na área do Transtorno do Espectro Autista junto ao Hospital das Clínicas da Faculdade Medicina de Ribeirão Preto </text:span><text:span text:style-name="T20">da </text:span><text:span text:style-name="T19">U</text:span><text:span text:style-name="T20">SP</text:span><text:span text:style-name="T19">.</text:span></text:p>
      <text:p text:style-name="P23"><text:span text:style-name="T19"><text:tab/>O programa visa </text:span><text:span text:style-name="T21">a </text:span><text:span text:style-name="T19">interagir com o autista transmitindo mensagens que possam ser respondidas de diferentes formas considerando a produção dessas mensagens pelo uso de algoritmos evolutivos </text:span><text:span text:style-name="T16">[</text:span><text:span text:style-name="T18">5</text:span><text:span text:style-name="T16">][</text:span><text:span text:style-name="T18">6</text:span><text:span text:style-name="T16">] </text:span><text:span text:style-name="T19">e também de Machine Learning por parte do IBM Watson</text:span><text:span text:style-name="T15"> </text:span><text:span text:style-name="T16">[</text:span><text:span text:style-name="T18">7</text:span><text:span text:style-name="T16">][</text:span><text:span text:style-name="T18">8</text:span><text:span text:style-name="T16">]</text:span><text:span text:style-name="T19">. As respostas serão arquivadas como dados para posterior análise. Com a análise dos dados, gerados pelas interações com os indivíduos com a desordem, por especialistas da saúde, o trabalho pode ser validado pela observação de possíveis melhoras cognitivas do paciente.</text:span></text:p>
      <text:p text:style-name="P23"><text:span text:style-name="T19"/></text:p>
      <text:list xml:id="list3574969274" text:style-name="L8">
        <text:list-header>
          <text:p text:style-name="P21"><text:bookmark text:name="docs-internal-guid-7a44cfc1-dfe3-7280-a03c-591518524428"/><text:span text:style-name="T61">1.4 </text:span>Cronograma previsto</text:p>
        </text:list-header>
      </text:list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Período</text:p>
          </table:table-cell>
          <table:table-cell table:style-name="Table1.A1" office:value-type="string">
            <text:p text:style-name="P25">Atividades</text:p>
          </table:table-cell>
        </table:table-row>
        <table:table-row>
          <table:table-cell table:style-name="Table1.A1" office:value-type="string">
            <text:p text:style-name="P25"><text:span text:style-name="T62">07</text:span>/1<text:span text:style-name="T62">8</text:span>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5"><text:span text:style-name="T62">08</text:span>/1<text:span text:style-name="T62">8</text:span>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5"><text:span text:style-name="T62">09</text:span>/<text:span text:style-name="T62">18</text:span></text:p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5"><text:span text:style-name="T62">10</text:span>/18</text:p>
          </table:table-cell>
          <table:table-cell table:style-name="Table1.A1" office:value-type="string">
            <text:p text:style-name="P27">Aplicar o Software para testes com especialistas da saúde <text:span text:style-name="T63">e portadores o espectro</text:span></text:p>
          </table:table-cell>
        </table:table-row>
        <table:table-row>
          <table:table-cell table:style-name="Table1.A1" office:value-type="string">
            <text:p text:style-name="P28">11/18</text:p>
          </table:table-cell>
          <table:table-cell table:style-name="Table1.A1" office:value-type="string">
            <text:p text:style-name="P29">Escrita da monografia e entrega do projeto</text:p>
          </table:table-cell>
        </table:table-row>
      </table:table>
      <text:p text:style-name="P12"/>
      <text:list xml:id="list742728807" text:style-name="L10">
        <text:list-header>
          <text:p text:style-name="P17"><text:bookmark text:name="docs-internal-guid-7a44cfc1-dfe4-dfd2-6bf3-bd09afed6fd6"/><text:span text:style-name="T24">1.5 </text:span><text:span text:style-name="T22">Resultados Esperados</text:span></text:p>
        </text:list-header>
      </text:list>
      <text:p text:style-name="P5"/>
      <text:p text:style-name="P23"><text:span text:style-name="T19"><text:tab/>Espera-se que a utilização de um Chatbot possa contribuir com o desenvolvimento das habilidades cognitivas do paciente com o espectro autista para, desta forma, poder promover sua inclusão social.</text:span></text:p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152035309220440" text:continue-list="list1429291969" text:style-name="L3">
        <text:list-header>
          <text:p text:style-name="P14"><text:span text:style-name="T29">2 REVISÃO DE LITERATURA</text:span></text:p>
        </text:list-header>
      </text:list>
      <text:p text:style-name="P12"/>
      <text:p text:style-name="P12"><text:tab/><text:span text:style-name="T32">2.1 O Transtorno do Espectro Autista</text:span></text:p>
      <text:p text:style-name="P12"><text:span text:style-name="T32"/></text:p>
      <text:p text:style-name="P12"><text:span text:style-name="T32"/></text:p>
      <text:p text:style-name="P12"><text:span text:style-name="T32"/></text:p>
      <text:p text:style-name="P12"><text:span text:style-name="T32"><text:tab/>2.2 Algoritmos Evolutivos</text:span></text:p>
      <text:p text:style-name="P12"><text:span text:style-name="T32"/></text:p>
      <text:p text:style-name="P12"><text:span text:style-name="T32"/></text:p>
      <text:p text:style-name="P19"><text:span text:style-name="T32"><text:tab/>2.3 IBM Watson</text:span></text:p>
      <text:p text:style-name="P12"/>
      <text:p text:style-name="P12"/>
      <text:p text:style-name="P12"><text:tab/><text:span text:style-name="T32">2.4 Eclipse ID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3311960859" text:style-name="L12">
        <text:list-item>
          <text:p text:style-name="P8"><text:bookmark text:name="docs-internal-guid-ce552882-dfe5-914a-1df2-6c17dd17eafe"/><text:span text:style-name="T22">Bibliografia</text:span></text:p>
          <text:p text:style-name="P8"><text:span text:style-name="T22"/></text:p>
        </text:list-item>
      </text:list>
      <text:p text:style-name="P20">[1] Global, regional, and national incidence, prevalence, and years lived with disability for 310 diseases and injuries, 1990–2015: a systematic analysis for the Global Burden of Disease Study 2015, Disponível em:</text:p>
      <text:p text:style-name="P22"><text:span text:style-name="T25">&lt;</text:span><text:span text:style-name="T26">https://www.ncbi.nlm.nih.gov/pmc/articles/PMC5055577/&gt; Acesso em: 06 out. 2017</text:span></text:p>
      <text:p text:style-name="P10"/>
      <text:p text:style-name="P20">[2] Data and Statistics about <text:span text:style-name="T44">A</text:span>utism Disponível em:</text:p>
      <text:p text:style-name="P20">&lt;https://www.cdc.gov/ncbddd/autism/data.html&gt; Acesso em: 27 set. 2017</text:p>
      <text:h text:style-name="P30" text:outline-level="2"><text:span text:style-name="T26">[3]</text:span><text:span text:style-name="T30"> </text:span><text:span text:style-name="T26">Prevalence of spectrum disorder among children in select countries, Disponível em: &lt;https://www.statista.com/statistics/676354/autism-rate-among-children-select-countries-worldwide/&gt; Acesso em: 27 set. 2017</text:span></text:h>
      <text:h text:style-name="P31" text:outline-level="2"><text:span text:style-name="T26">[</text:span><text:span text:style-name="T27">4</text:span><text:span text:style-name="T26">]</text:span><text:span text:style-name="T30"> </text:span></text:h>
      <text:p text:style-name="P10"/>
      <text:p text:style-name="P20">[<text:span text:style-name="T60">5</text:span>] An evolutionary algorithm approach to poetry generation Disponível em:</text:p>
      <text:p text:style-name="P20">&lt;https://www.inf.ed.ac.uk/publications/thesis/online/IP040022.pdf&gt; Acesso em: 06 set. 2017</text:p>
      <text:p text:style-name="P10"/>
      <text:p text:style-name="P20">[<text:span text:style-name="T60">6</text:span>] Using genetic algorithms with lexical chains for automatic text summarization Disponível em:</text:p>
      <text:p text:style-name="P20"><text:soft-page-break/>&lt;https://www.cmpe.boun.edu.tr/~gungort/papers/Using%20Genetic%20Algorithms%20with%20Lexical%20Chains%20for%20Automatic%20Text%20Summarization.pdf&gt; Acesso em: 06 set. 2017</text:p>
      <text:p text:style-name="P10"/>
      <text:p text:style-name="P20">[<text:span text:style-name="T60">7</text:span>] IBM Watson Disponível em:</text:p>
      <text:p text:style-name="P20">&lt;https://www.ibm.com/watson/br-pt/&gt; Acesso em: 06 set. 2017</text:p>
      <text:p text:style-name="P10"/>
      <text:p text:style-name="P20">[7] IBM Watson Takes on Autism. Disponível em:</text:p>
      <text:p text:style-name="P20">&lt;https://www.forbes.com/sites/robertszczerba/2017/03/07/ibm-watson-takes-on-autism&gt; Acesso em: 27 set. 2017</text:p>
      <text:p text:style-name="P10"/>
      <text:p text:style-name="P20">Autism on the Rise: A Global Perspective. Disponível em:</text:p>
      <text:p text:style-name="P20">&lt;https://www.hcs.harvard.edu/hghr/online/autism-on-the-rise-a-global-perspective/&gt; Acesso em: 27 set. 2017</text:p>
      <text:p text:style-name="P10"/>
      <text:p text:style-name="P20">SILVA, A. B. B. Mundo Singular - Entenda o Autismo. 1. ed. São Paulo: Objetiva,</text:p>
      <text:p text:style-name="P20">2012. 288p.</text:p>
      <text:p text:style-name="P10"/>
      <text:p text:style-name="P20">RICARTE, I. L. M. Programação Orientada a Objetos: Uma Abordagem com</text:p>
      <text:p text:style-name="P20">Java. São Paulo: Unicamp, 2001. 117p. Disponível em:</text:p>
      <text:p text:style-name="P20">&lt;http://www.dca.fee.unicamp.br/cursos/PooJava/Aulas/poojava.pdf&gt; Acesso em: </text:p>
      <text:p text:style-name="P20">06 out. 2017</text:p>
      <text:p text:style-name="P10"/>
      <text:p text:style-name="P20">Teaching Conversational Speech to Children with Autism Using a Text</text:p>
      <text:p text:style-name="P20">Messaging Intervention. Disponível em:</text:p>
      <text:p text:style-name="P20">&lt;https://search.proquest.com/docview/1286736669&gt; Acesso em: 06 out. 2017</text:p>
      <text:p text:style-name="P10"/>
      <text:p text:style-name="P20">Cognitive skills in children with autism vary and improve, study finds Disponível em:</text:p>
      <text:p text:style-name="P20">&lt;https://www.sciencedaily.com/releases/2010/09/100915080429.htm&gt; Acesso em: 27 set. 2017</text:p>
      <text:p text:style-name="P10"/>
      <text:p text:style-name="P20">The future of chatbots is more than just small-talk Disponível em:</text:p>
      <text:p text:style-name="P20">&lt;https://theconversation.com/the-future-of-chatbots-is-more-than-just-small-talk-53293&gt; Acesso em: 27 set. 2017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Prime" svg:font-family="Prime"/>
    <style:font-face style:name="Lucida Sans1" svg:font-family="'Lucida Sans'" style:font-family-generic="swiss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ime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rime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rime" fo:font-family="Prim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rime" fo:font-family="Prime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rime" fo:font-family="Prime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rime" fo:font-family="Prime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34:34.830000000</meta:creation-date>
    <dc:date>2018-04-20T15:20:33.363000000</dc:date>
    <meta:editing-duration>PT14H22M30S</meta:editing-duration>
    <meta:editing-cycles>5</meta:editing-cycles>
    <meta:generator>LibreOffice/6.0.3.2$Windows_X86_64 LibreOffice_project/8f48d515416608e3a835360314dac7e47fd0b821</meta:generator>
    <meta:document-statistic meta:table-count="1" meta:image-count="0" meta:object-count="0" meta:page-count="5" meta:paragraph-count="64" meta:word-count="827" meta:character-count="5980" meta:non-whitespace-character-count="5204"/>
  </office:meta>
</office:document-meta>
</file>